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0d11f" officeooo:paragraph-rsid="0010d11f" style:font-weight-asian="bold" style:font-weight-complex="bold"/>
    </style:style>
    <style:style style:name="P2" style:family="paragraph" style:parent-style-name="Standard">
      <style:paragraph-properties fo:text-align="start" style:justify-single-word="false"/>
      <style:text-properties fo:font-size="14pt" fo:font-weight="bold" officeooo:rsid="001150a9" officeooo:paragraph-rsid="001150a9" style:font-weight-asian="bold" style:font-weight-complex="bold"/>
    </style:style>
    <style:style style:name="P3" style:family="paragraph" style:parent-style-name="Standard">
      <style:paragraph-properties fo:text-align="start" style:justify-single-word="false"/>
      <style:text-properties fo:font-size="14pt" fo:font-weight="bold" officeooo:rsid="00136ccb" officeooo:paragraph-rsid="00136ccb" style:font-weight-asian="bold" style:font-weight-complex="bold"/>
    </style:style>
    <style:style style:name="P4" style:family="paragraph" style:parent-style-name="Standard">
      <style:paragraph-properties fo:text-align="start" style:justify-single-word="false"/>
      <style:text-properties fo:font-size="14pt" fo:font-weight="bold" officeooo:rsid="0014d1f7" officeooo:paragraph-rsid="0014d1f7" style:font-weight-asian="bold" style:font-weight-complex="bold"/>
    </style:style>
    <style:style style:name="P5" style:family="paragraph" style:parent-style-name="Standard">
      <style:paragraph-properties fo:text-align="start" style:justify-single-word="false"/>
      <style:text-properties fo:font-size="14pt" fo:font-weight="bold" officeooo:rsid="00155b5f" officeooo:paragraph-rsid="00155b5f" style:font-weight-asian="bold" style:font-weight-complex="bold"/>
    </style:style>
    <style:style style:name="P6" style:family="paragraph" style:parent-style-name="Standard">
      <style:paragraph-properties fo:text-align="start" style:justify-single-word="false"/>
      <style:text-properties fo:font-size="14pt" fo:font-weight="bold" officeooo:rsid="0016f5d3" officeooo:paragraph-rsid="0016f5d3" style:font-weight-asian="bold" style:font-weight-complex="bold"/>
    </style:style>
    <style:style style:name="P7" style:family="paragraph" style:parent-style-name="Standard">
      <style:paragraph-properties fo:text-align="start" style:justify-single-word="false"/>
      <style:text-properties fo:font-size="14pt" fo:font-weight="bold" officeooo:rsid="00189f5a" officeooo:paragraph-rsid="00189f5a" style:font-weight-asian="bold" style:font-weight-complex="bold"/>
    </style:style>
    <style:style style:name="P8" style:family="paragraph" style:parent-style-name="Standard">
      <style:paragraph-properties fo:text-align="start" style:justify-single-word="false"/>
      <style:text-properties fo:font-size="14pt" fo:font-style="normal" style:text-underline-style="none" fo:font-weight="bold" officeooo:rsid="0015fbcd" officeooo:paragraph-rsid="0015fbcd"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ize="14pt" fo:font-style="normal" style:text-underline-style="none" fo:font-weight="bold" officeooo:rsid="00191ce2" officeooo:paragraph-rsid="00191ce2"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ize="14pt" fo:font-style="normal" style:text-underline-style="none" fo:font-weight="bold" officeooo:rsid="001a46ec" officeooo:paragraph-rsid="001a46ec"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ize="14pt" fo:font-style="normal" style:text-underline-style="none" fo:font-weight="bold" officeooo:rsid="001c3110" officeooo:paragraph-rsid="001c3110"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font-size="14pt" fo:font-style="normal" style:text-underline-style="none" fo:font-weight="bold" officeooo:rsid="0025b7f5" officeooo:paragraph-rsid="0025b7f5"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ize="14pt" fo:font-style="normal" fo:font-weight="bold" officeooo:rsid="002ac54f" officeooo:paragraph-rsid="002ac54f"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ize="14pt" fo:font-style="normal" fo:font-weight="bold" officeooo:rsid="002be7ed" officeooo:paragraph-rsid="002be7e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ize="14pt" fo:font-style="normal" fo:font-weight="bold" officeooo:rsid="002d808b" officeooo:paragraph-rsid="002d808b"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ize="14pt" fo:font-style="normal" fo:font-weight="bold" officeooo:rsid="002e460a" officeooo:paragraph-rsid="002e460a"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ize="14pt" fo:font-style="normal" fo:font-weight="bold" officeooo:rsid="00323504" officeooo:paragraph-rsid="00323504" style:font-style-asian="normal" style:font-weight-asian="bold" style:font-style-complex="normal" style:font-weight-complex="bold"/>
    </style:style>
    <style:style style:name="P18" style:family="paragraph" style:parent-style-name="Standard">
      <style:paragraph-properties fo:text-align="center" style:justify-single-word="false"/>
      <style:text-properties fo:font-size="16pt" fo:font-weight="bold" officeooo:rsid="0010d11f" officeooo:paragraph-rsid="0010d11f" style:font-weight-asian="bold" style:font-weight-complex="bold"/>
    </style:style>
    <style:style style:name="P19" style:family="paragraph" style:parent-style-name="Standard" style:list-style-name="L2">
      <style:paragraph-properties fo:text-align="start" style:justify-single-word="false"/>
      <style:text-properties fo:font-size="12pt" fo:font-weight="normal" officeooo:rsid="0012526f" officeooo:paragraph-rsid="0012526f" style:font-weight-asian="normal" style:font-weight-complex="normal"/>
    </style:style>
    <style:style style:name="P20" style:family="paragraph" style:parent-style-name="Standard" style:list-style-name="L3">
      <style:paragraph-properties fo:text-align="start" style:justify-single-word="false"/>
      <style:text-properties fo:font-size="12pt" fo:font-weight="normal" officeooo:rsid="00140bf3" officeooo:paragraph-rsid="00140bf3" style:font-weight-asian="normal" style:font-weight-complex="normal"/>
    </style:style>
    <style:style style:name="P21" style:family="paragraph" style:parent-style-name="Standard">
      <style:paragraph-properties fo:text-align="start" style:justify-single-word="false"/>
      <style:text-properties fo:font-size="12pt" fo:font-weight="normal" officeooo:rsid="00140bf3" officeooo:paragraph-rsid="00140bf3" style:font-weight-asian="normal" style:font-weight-complex="normal"/>
    </style:style>
    <style:style style:name="P22" style:family="paragraph" style:parent-style-name="Standard" style:list-style-name="L4">
      <style:paragraph-properties fo:text-align="start" style:justify-single-word="false"/>
      <style:text-properties fo:font-size="12pt" fo:font-weight="normal" officeooo:rsid="00155b5f" officeooo:paragraph-rsid="00155b5f" style:font-weight-asian="normal" style:font-weight-complex="normal"/>
    </style:style>
    <style:style style:name="P23" style:family="paragraph" style:parent-style-name="Standard">
      <style:paragraph-properties fo:text-align="start" style:justify-single-word="false"/>
      <style:text-properties fo:font-size="12pt" fo:font-weight="normal" officeooo:rsid="00155b5f" officeooo:paragraph-rsid="00155b5f" style:font-weight-asian="normal" style:font-weight-complex="normal"/>
    </style:style>
    <style:style style:name="P24" style:family="paragraph" style:parent-style-name="Standard" style:list-style-name="L5">
      <style:paragraph-properties fo:text-align="start" style:justify-single-word="false"/>
      <style:text-properties fo:font-size="12pt" fo:font-weight="normal" officeooo:rsid="00155b6f" officeooo:paragraph-rsid="00155b6f" style:font-weight-asian="normal" style:font-weight-complex="normal"/>
    </style:style>
    <style:style style:name="P25" style:family="paragraph" style:parent-style-name="Standard" style:list-style-name="L7">
      <style:paragraph-properties fo:text-align="start" style:justify-single-word="false"/>
      <style:text-properties fo:font-size="12pt" fo:font-weight="normal" officeooo:rsid="00189f5a" officeooo:paragraph-rsid="00189f5a" style:font-weight-asian="normal" style:font-weight-complex="normal"/>
    </style:style>
    <style:style style:name="P26" style:family="paragraph" style:parent-style-name="Standard">
      <style:paragraph-properties fo:text-align="start" style:justify-single-word="false"/>
      <style:text-properties fo:font-size="12pt" fo:font-weight="normal" officeooo:rsid="00189f5a" officeooo:paragraph-rsid="00189f5a" style:font-weight-asian="normal" style:font-weight-complex="normal"/>
    </style:style>
    <style:style style:name="P27" style:family="paragraph" style:parent-style-name="Standard" style:list-style-name="L8">
      <style:paragraph-properties fo:text-align="start" style:justify-single-word="false"/>
      <style:text-properties fo:font-size="12pt" fo:font-weight="normal" officeooo:rsid="0018c378" officeooo:paragraph-rsid="0018c378" style:font-weight-asian="normal" style:font-weight-complex="normal"/>
    </style:style>
    <style:style style:name="P28" style:family="paragraph" style:parent-style-name="Standard" style:list-style-name="L7">
      <style:paragraph-properties fo:text-align="start" style:justify-single-word="false"/>
      <style:text-properties fo:font-size="12pt" fo:font-weight="normal" officeooo:rsid="0021089e" officeooo:paragraph-rsid="0021089e" style:font-weight-asian="normal" style:font-weight-complex="normal"/>
    </style:style>
    <style:style style:name="P29" style:family="paragraph" style:parent-style-name="Standard" style:list-style-name="L7">
      <style:paragraph-properties fo:text-align="start" style:justify-single-word="false"/>
      <style:text-properties fo:font-size="12pt" fo:font-weight="normal" officeooo:rsid="0022f670" officeooo:paragraph-rsid="0022f670" style:font-weight-asian="normal" style:font-weight-complex="normal"/>
    </style:style>
    <style:style style:name="P30" style:family="paragraph" style:parent-style-name="Standard" style:list-style-name="L7">
      <style:paragraph-properties fo:text-align="start" style:justify-single-word="false"/>
      <style:text-properties fo:font-size="12pt" fo:font-weight="normal" officeooo:rsid="002492ac" officeooo:paragraph-rsid="002492ac" style:font-weight-asian="normal" style:font-weight-complex="normal"/>
    </style:style>
    <style:style style:name="P31" style:family="paragraph" style:parent-style-name="Standard" style:list-style-name="L8">
      <style:paragraph-properties fo:text-align="start" style:justify-single-word="false"/>
      <style:text-properties fo:font-size="12pt" fo:font-style="normal" fo:font-weight="normal" officeooo:rsid="0018c378" officeooo:paragraph-rsid="0018c378" style:font-style-asian="normal" style:font-weight-asian="normal" style:font-style-complex="normal" style:font-weight-complex="normal"/>
    </style:style>
    <style:style style:name="P32" style:family="paragraph" style:parent-style-name="Standard" style:list-style-name="L8">
      <style:paragraph-properties fo:text-align="start" style:justify-single-word="false"/>
      <style:text-properties fo:font-size="12pt" fo:font-style="normal" fo:font-weight="normal" officeooo:rsid="00191ce2" officeooo:paragraph-rsid="00191ce2"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191ce2" officeooo:paragraph-rsid="00191ce2" style:font-style-asian="normal" style:font-weight-asian="normal" style:font-style-complex="normal" style:font-weight-complex="normal"/>
    </style:style>
    <style:style style:name="P34" style:family="paragraph" style:parent-style-name="Standard" style:list-style-name="L13">
      <style:paragraph-properties fo:text-align="start" style:justify-single-word="false"/>
      <style:text-properties fo:font-size="12pt" fo:font-style="normal" fo:font-weight="normal" officeooo:rsid="002be7ed" officeooo:paragraph-rsid="002be7ed"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2be7ed" officeooo:paragraph-rsid="002be7ed" style:font-style-asian="normal" style:font-weight-asian="normal" style:font-style-complex="normal" style:font-weight-complex="normal"/>
    </style:style>
    <style:style style:name="P36" style:family="paragraph" style:parent-style-name="Standard" style:list-style-name="L14">
      <style:paragraph-properties fo:text-align="start" style:justify-single-word="false"/>
      <style:text-properties fo:font-size="12pt" fo:font-style="normal" fo:font-weight="normal" officeooo:rsid="002d34e0" officeooo:paragraph-rsid="002d34e0" style:font-style-asian="normal" style:font-weight-asian="normal" style:font-style-complex="normal" style:font-weight-complex="normal"/>
    </style:style>
    <style:style style:name="P37" style:family="paragraph" style:parent-style-name="Standard" style:list-style-name="L14">
      <style:paragraph-properties fo:text-align="start" style:justify-single-word="false"/>
      <style:text-properties fo:font-size="12pt" fo:font-style="normal" fo:font-weight="normal" officeooo:rsid="002d808b" officeooo:paragraph-rsid="002d808b"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2d808b" officeooo:paragraph-rsid="002d808b" style:font-style-asian="normal" style:font-weight-asian="normal" style:font-style-complex="normal" style:font-weight-complex="normal"/>
    </style:style>
    <style:style style:name="P39" style:family="paragraph" style:parent-style-name="Standard" style:list-style-name="L15">
      <style:paragraph-properties fo:text-align="start" style:justify-single-word="false"/>
      <style:text-properties fo:font-size="12pt" fo:font-style="normal" fo:font-weight="normal" officeooo:rsid="002e460a" officeooo:paragraph-rsid="002e460a"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2e460a" officeooo:paragraph-rsid="002e460a" style:font-style-asian="normal" style:font-weight-asian="normal" style:font-style-complex="normal" style:font-weight-complex="normal"/>
    </style:style>
    <style:style style:name="P41" style:family="paragraph" style:parent-style-name="Standard" style:list-style-name="L17">
      <style:paragraph-properties fo:text-align="start" style:justify-single-word="false"/>
      <style:text-properties fo:font-size="12pt" fo:font-style="normal" fo:font-weight="normal" officeooo:rsid="0033b8c7" officeooo:paragraph-rsid="0033b8c7"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33b8c7" officeooo:paragraph-rsid="0033b8c7" style:font-style-asian="normal" style:font-weight-asian="normal" style:font-style-complex="normal" style:font-weight-complex="normal"/>
    </style:style>
    <style:style style:name="P43" style:family="paragraph" style:parent-style-name="Standard" style:list-style-name="L16">
      <style:paragraph-properties fo:text-align="start" style:justify-single-word="false"/>
      <style:text-properties fo:font-size="12pt" fo:font-style="normal" fo:font-weight="normal" officeooo:rsid="002ed223" officeooo:paragraph-rsid="002ed223"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2ed223" officeooo:paragraph-rsid="002ed223" style:font-style-asian="normal" style:font-weight-asian="normal" style:font-style-complex="normal" style:font-weight-complex="normal"/>
    </style:style>
    <style:style style:name="P45" style:family="paragraph" style:parent-style-name="Standard" style:list-style-name="L16">
      <style:paragraph-properties fo:text-align="start" style:justify-single-word="false"/>
      <style:text-properties fo:font-size="12pt" fo:font-style="normal" fo:font-weight="normal" officeooo:rsid="002ee8d5" officeooo:paragraph-rsid="002ee8d5" style:font-style-asian="normal" style:font-weight-asian="normal" style:font-style-complex="normal" style:font-weight-complex="normal"/>
    </style:style>
    <style:style style:name="P46" style:family="paragraph" style:parent-style-name="Standard" style:list-style-name="L5">
      <style:paragraph-properties fo:text-align="start" style:justify-single-word="false"/>
      <style:text-properties fo:font-size="12pt" fo:font-style="normal" style:text-underline-style="none" fo:font-weight="normal" officeooo:rsid="0015fbcd" officeooo:paragraph-rsid="0015fbcd"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15fbcd" officeooo:paragraph-rsid="0015fbcd" style:font-style-asian="normal" style:font-weight-asian="normal" style:font-style-complex="normal" style:font-weight-complex="normal"/>
    </style:style>
    <style:style style:name="P48" style:family="paragraph" style:parent-style-name="Standard" style:list-style-name="L6">
      <style:paragraph-properties fo:text-align="start" style:justify-single-word="false"/>
      <style:text-properties fo:font-size="12pt" fo:font-style="normal" style:text-underline-style="none" fo:font-weight="normal" officeooo:rsid="0016f5d3" officeooo:paragraph-rsid="0016f5d3"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16f5d3" officeooo:paragraph-rsid="0016f5d3" style:font-style-asian="normal" style:font-weight-asian="normal" style:font-style-complex="normal" style:font-weight-complex="normal"/>
    </style:style>
    <style:style style:name="P50" style:family="paragraph" style:parent-style-name="Standard" style:list-style-name="L9">
      <style:paragraph-properties fo:text-align="start" style:justify-single-word="false"/>
      <style:text-properties fo:font-size="12pt" fo:font-style="normal" style:text-underline-style="none" fo:font-weight="normal" officeooo:rsid="001a46ec" officeooo:paragraph-rsid="001a46ec"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normal" officeooo:rsid="001a46ec" officeooo:paragraph-rsid="001a46ec" style:font-style-asian="normal" style:font-weight-asian="normal" style:font-style-complex="normal" style:font-weight-complex="normal"/>
    </style:style>
    <style:style style:name="P52" style:family="paragraph" style:parent-style-name="Standard" style:list-style-name="L10">
      <style:paragraph-properties fo:text-align="start" style:justify-single-word="false"/>
      <style:text-properties fo:font-size="12pt" fo:font-style="normal" style:text-underline-style="none" fo:font-weight="normal" officeooo:rsid="001c3110" officeooo:paragraph-rsid="001c3110"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officeooo:rsid="001c3110" officeooo:paragraph-rsid="001c3110" style:font-style-asian="normal" style:font-weight-asian="normal" style:font-style-complex="normal" style:font-weight-complex="normal"/>
    </style:style>
    <style:style style:name="P54" style:family="paragraph" style:parent-style-name="Standard" style:list-style-name="L2">
      <style:paragraph-properties fo:text-align="start" style:justify-single-word="false"/>
      <style:text-properties fo:font-size="12pt" fo:font-style="italic" fo:font-weight="normal" officeooo:rsid="00134605" officeooo:paragraph-rsid="00134605" style:font-style-asian="italic" style:font-weight-asian="normal" style:font-style-complex="italic" style:font-weight-complex="normal"/>
    </style:style>
    <style:style style:name="P55" style:family="paragraph" style:parent-style-name="Standard" style:list-style-name="L2">
      <style:paragraph-properties fo:text-align="start" style:justify-single-word="false"/>
      <style:text-properties fo:font-size="12pt" fo:font-style="italic" fo:font-weight="normal" officeooo:rsid="00140bf3" officeooo:paragraph-rsid="00140bf3"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font-size="12pt" fo:font-style="italic" fo:font-weight="bold" officeooo:rsid="00134605" officeooo:paragraph-rsid="00134605" style:font-style-asian="italic" style:font-weight-asian="bold" style:font-style-complex="italic" style:font-weight-complex="bold"/>
    </style:style>
    <style:style style:name="P57" style:family="paragraph" style:parent-style-name="Standard" style:list-style-name="L6">
      <style:paragraph-properties fo:text-align="start" style:justify-single-word="false"/>
      <style:text-properties fo:font-size="12pt" fo:font-style="italic" style:text-underline-style="none" fo:font-weight="normal" officeooo:rsid="0016f5d3" officeooo:paragraph-rsid="0016f5d3" style:font-style-asian="italic" style:font-weight-asian="normal" style:font-style-complex="italic" style:font-weight-complex="normal"/>
    </style:style>
    <style:style style:name="P58" style:family="paragraph" style:parent-style-name="Standard" style:list-style-name="L12">
      <style:paragraph-properties fo:text-align="start" style:justify-single-word="false"/>
      <style:text-properties officeooo:paragraph-rsid="002751cf"/>
    </style:style>
    <style:style style:name="P59" style:family="paragraph" style:parent-style-name="Standard" style:list-style-name="L11">
      <style:paragraph-properties fo:text-align="start" style:justify-single-word="false"/>
      <style:text-properties fo:font-size="10pt" fo:font-style="normal" style:text-underline-style="none" fo:font-weight="normal" officeooo:rsid="001d5bf0" officeooo:paragraph-rsid="001d5bf0" style:font-style-asian="normal" style:font-weight-asian="normal" style:font-style-complex="normal" style:font-weight-complex="normal"/>
    </style:style>
    <style:style style:name="P60" style:family="paragraph" style:parent-style-name="Standard" style:list-style-name="L11">
      <style:paragraph-properties fo:text-align="start" style:justify-single-word="false"/>
      <style:text-properties fo:font-size="10pt" fo:font-style="normal" style:text-underline-style="none" fo:font-weight="normal" officeooo:rsid="001ebdf8" officeooo:paragraph-rsid="001ebdf8"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ize="10pt" fo:font-style="normal" style:text-underline-style="none" fo:font-weight="normal" officeooo:rsid="001ebdf8" officeooo:paragraph-rsid="001ebdf8" style:font-style-asian="normal" style:font-weight-asian="normal" style:font-style-complex="normal" style:font-weight-complex="normal"/>
    </style:style>
    <style:style style:name="P62" style:family="paragraph" style:parent-style-name="Standard" style:list-style-name="L12">
      <style:paragraph-properties fo:text-align="start" style:justify-single-word="false"/>
      <style:text-properties fo:font-size="10pt" fo:font-style="normal" style:text-underline-style="none" fo:font-weight="normal" officeooo:rsid="0026075f" officeooo:paragraph-rsid="0026075f" style:font-style-asian="normal" style:font-weight-asian="normal" style:font-style-complex="normal" style:font-weight-complex="normal"/>
    </style:style>
    <style:style style:name="P63" style:family="paragraph" style:parent-style-name="Standard" style:list-style-name="L12">
      <style:paragraph-properties fo:text-align="start" style:justify-single-word="false"/>
      <style:text-properties fo:font-size="10pt" fo:font-style="normal" style:text-underline-style="none" fo:font-weight="normal" officeooo:rsid="002751cf" officeooo:paragraph-rsid="002751cf" style:font-style-asian="normal" style:font-weight-asian="normal" style:font-style-complex="normal" style:font-weight-complex="normal"/>
    </style:style>
    <style:style style:name="P64" style:family="paragraph" style:parent-style-name="Standard" style:list-style-name="L12">
      <style:paragraph-properties fo:text-align="start" style:justify-single-word="false"/>
      <style:text-properties fo:font-size="10pt" fo:font-style="normal" style:text-underline-style="none" fo:font-weight="normal" officeooo:rsid="0027822b" officeooo:paragraph-rsid="0027822b" style:font-style-asian="normal" style:font-weight-asian="normal" style:font-style-complex="normal" style:font-weight-complex="normal"/>
    </style:style>
    <style:style style:name="P65" style:family="paragraph" style:parent-style-name="Standard" style:list-style-name="L12">
      <style:paragraph-properties fo:text-align="start" style:justify-single-word="false"/>
      <style:text-properties fo:font-size="10pt" fo:font-style="normal" style:text-underline-style="none" fo:font-weight="normal" officeooo:rsid="00352925" officeooo:paragraph-rsid="00352925"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ize="10pt" fo:font-style="normal" fo:font-weight="normal" officeooo:rsid="002ee8d5" officeooo:paragraph-rsid="002ee8d5" style:font-style-asian="normal" style:font-weight-asian="normal" style:font-style-complex="normal" style:font-weight-complex="normal"/>
    </style:style>
    <style:style style:name="P67" style:family="paragraph" style:parent-style-name="Standard" style:list-style-name="L12">
      <style:paragraph-properties fo:text-align="start" style:justify-single-word="false"/>
      <style:text-properties officeooo:rsid="0029274c" officeooo:paragraph-rsid="0029274c"/>
    </style:style>
    <style:style style:name="P68" style:family="paragraph" style:parent-style-name="Standard" style:list-style-name="L12">
      <style:paragraph-properties fo:text-align="start" style:justify-single-word="false"/>
      <style:text-properties officeooo:rsid="002ac54f" officeooo:paragraph-rsid="002ac54f"/>
    </style:style>
    <style:style style:name="P69" style:family="paragraph" style:parent-style-name="Standard" style:list-style-name="L12">
      <style:paragraph-properties fo:text-align="start" style:justify-single-word="false"/>
      <style:text-properties fo:font-style="normal" officeooo:rsid="002ac54f" officeooo:paragraph-rsid="002ac54f" style:font-style-asian="normal" style:font-style-complex="normal"/>
    </style:style>
    <style:style style:name="P70" style:family="paragraph" style:parent-style-name="Standard">
      <style:paragraph-properties fo:text-align="start" style:justify-single-word="false"/>
      <style:text-properties fo:font-style="normal" officeooo:rsid="002ac54f" officeooo:paragraph-rsid="002ac54f"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fec5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191ce2"/>
    </style:style>
    <style:style style:name="T11" style:family="text">
      <style:text-properties officeooo:rsid="001fec5c"/>
    </style:style>
    <style:style style:name="T12" style:family="text">
      <style:text-properties fo:font-size="10pt" fo:font-style="normal" style:text-underline-style="none" fo:font-weight="normal" style:font-style-asian="normal" style:font-weight-asian="normal" style:font-style-complex="normal" style:font-weight-complex="normal"/>
    </style:style>
    <style:style style:name="T13" style:family="text">
      <style:text-properties fo:font-size="10pt" fo:font-style="normal" style:text-underline-style="none" fo:font-weight="normal" officeooo:rsid="002751cf" style:font-style-asian="normal" style:font-weight-asian="normal" style:font-style-complex="normal" style:font-weight-complex="normal"/>
    </style:style>
    <style:style style:name="T14" style:family="text">
      <style:text-properties fo:font-size="10pt" fo:font-style="normal" style:text-underline-style="none" fo:font-weight="normal" officeooo:rsid="0027822b" style:font-style-asian="normal" style:font-weight-asian="normal" style:font-style-complex="normal" style:font-weight-complex="normal"/>
    </style:style>
    <style:style style:name="T15" style:family="text">
      <style:text-properties fo:font-size="10pt" fo:font-style="normal" style:text-underline-style="none" fo:font-weight="normal" officeooo:rsid="0029933a" style:font-style-asian="normal" style:font-weight-asian="normal" style:font-style-complex="normal" style:font-weight-complex="normal"/>
    </style:style>
    <style:style style:name="T16" style:family="text">
      <style:text-properties fo:font-size="10pt" fo:font-style="normal" style:text-underline-style="none" fo:font-weight="bold" style:font-style-asian="normal" style:font-weight-asian="bold" style:font-style-complex="normal" style:font-weight-complex="bold"/>
    </style:style>
    <style:style style:name="T17" style:family="text">
      <style:text-properties fo:font-size="10pt" fo:font-style="normal" style:text-underline-style="none" fo:font-weight="bold" officeooo:rsid="002751cf" style:font-style-asian="normal" style:font-weight-asian="bold" style:font-style-complex="normal" style:font-weight-complex="bold"/>
    </style:style>
    <style:style style:name="T18" style:family="text">
      <style:text-properties fo:font-size="10pt" fo:font-style="italic" style:text-underline-style="none" fo:font-weight="normal" style:font-style-asian="italic" style:font-weight-asian="normal" style:font-style-complex="italic" style:font-weight-complex="normal"/>
    </style:style>
    <style:style style:name="T19" style:family="text">
      <style:text-properties fo:font-size="10pt" style:text-underline-style="none"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style:text-underline-style="none" officeooo:rsid="002d808b"/>
    </style:style>
    <style:style style:name="T23" style:family="text">
      <style:text-properties style:text-underline-style="none" officeooo:rsid="002ee8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Ruby - Classes and Objects</text:p>
      <text:p text:style-name="P1"/>
      <text:p text:style-name="P2">States and Behaviors</text:p>
      <text:list xml:id="list3252328709" text:style-name="L2">
        <text:list-item>
          <text:p text:style-name="P19">When defining a class, there are two things to focus on: <text:span text:style-name="T1">states and behaviors</text:span></text:p>
          <text:list>
            <text:list-item>
              <text:p text:style-name="P54">state: <text:span text:style-name="T6">tracks attributes for individual objects</text:span></text:p>
            </text:list-item>
            <text:list-item>
              <text:p text:style-name="P54">behavior:<text:span text:style-name="T6"> what the object is capable of</text:span></text:p>
            </text:list-item>
          </text:list>
        </text:list-item>
        <text:list-item>
          <text:p text:style-name="P54"><text:span text:style-name="T6">Using instance variables to track information that are scoped at the object (or instance) level, and is how objects keep track of their states</text:span></text:p>
        </text:list-item>
      </text:list>
      <text:p text:style-name="P56"><text:span text:style-name="T6"/></text:p>
      <text:list xml:id="list170824549897582" text:continue-numbering="true" text:style-name="L2">
        <text:list-item>
          <text:p text:style-name="P54"><text:span text:style-name="T6">Every object will have behaviors of the class's instance methods.</text:span></text:p>
        </text:list-item>
        <text:list-item>
          <text:p text:style-name="P55"><text:span text:style-name="T6">Every object's state is unique, and instance variables </text:span></text:p>
        </text:list-item>
      </text:list>
      <text:p text:style-name="P1"/>
      <text:p text:style-name="P3">Instance Variables</text:p>
      <text:list xml:id="list1245779342" text:style-name="L3">
        <text:list-item>
          <text:p text:style-name="P20">An instance variable is a variable with a <text:span text:style-name="T8">@</text:span> prefix. An instance variable will exists as long as the object instance exists and ties data to the object. The instance variables initialized in the initialize method does not 'die' after the method is run.</text:p>
        </text:list-item>
      </text:list>
      <text:p text:style-name="P21"/>
      <text:p text:style-name="P4">Instance Methods</text:p>
      <text:list xml:id="list1488585914" text:style-name="L4">
        <text:list-item>
          <text:p text:style-name="P22">Instance methods act as 'behaviors' for the objects and exposes information about the state of the objects.</text:p>
        </text:list-item>
      </text:list>
      <text:p text:style-name="P23"/>
      <text:p text:style-name="P5">Accesor Methods</text:p>
      <text:list xml:id="list699868794" text:style-name="L5">
        <text:list-item>
          <text:p text:style-name="P24">In order to access instance variables, there needs to be a method within the object that will return the variable being accessed. These are called accessor methods or 'getter-setter' methods</text:p>
          <text:list>
            <text:list-item>
              <text:p text:style-name="P24">There is special syntax in Ruby for setter methods of classes. (<text:span text:style-name="T3">set_name=())</text:span></text:p>
            </text:list-item>
            <text:list-item>
              <text:p text:style-name="P46">Furthermore, <text:span text:style-name="T1">getter</text:span> and <text:span text:style-name="T1">setter</text:span> methods should use the same name as the instance variable they are exposing and setting.</text:p>
            </text:list-item>
          </text:list>
        </text:list-item>
        <text:list-item>
          <text:p text:style-name="P46">Ruby has a built-in way to automatically create <text:span text:style-name="T1">getter</text:span> and <text:span text:style-name="T1">setter</text:span> methods: <text:span text:style-name="T3">attr_accesor</text:span>.</text:p>
        </text:list-item>
        <text:list-item>
          <text:p text:style-name="P46">These special methods, <text:span text:style-name="T1">attr_accessor, attr_reader, attr_writer</text:span> takes in a symbol as a parameter. Furthermore these methods can take in multiple symbols at once. (<text:span text:style-name="T1">attr_accessor :name, :height, :etc</text:span></text:p>
        </text:list-item>
      </text:list>
      <text:p text:style-name="P47"><text:span text:style-name="T1"/></text:p>
      <text:p text:style-name="P8">Accessor Methods in Action</text:p>
      <text:list xml:id="list2691274459" text:style-name="L6">
        <text:list-item>
          <text:p text:style-name="P48">With getter and setters, instance variables become exposed which allows for referencing the method rather than the instance variable directly. Generally, its better to call the <text:span text:style-name="T1">getter and setter</text:span> methods versus the <text:span text:style-name="T1">instance</text:span> variable so that we don't expose raw data. </text:p>
          <text:list>
            <text:list-item>
              <text:p text:style-name="P57">ex. def ssn | 'xxx-xx-' + @ssn.split('-').last</text:p>
              <text:list>
                <text:list-item>
                  <text:p text:style-name="P48">This only exposes the last 4 digits of the ssn.</text:p>
                </text:list-item>
              </text:list>
            </text:list-item>
          </text:list>
        </text:list-item>
        <text:list-item>
          <text:p text:style-name="P48">It is possible to create a new method which changes multiple states at once.</text:p>
          <text:list>
            <text:list-item>
              <text:p text:style-name="P48">ex. <text:span text:style-name="T1">def change_info(name, height) | @name = name | @height = height | end</text:span></text:p>
            </text:list-item>
          </text:list>
        </text:list-item>
      </text:list>
      <text:p text:style-name="P49"><text:span text:style-name="T1"/></text:p>
      <text:p text:style-name="P49"><text:span text:style-name="T1"/></text:p>
      <text:p text:style-name="P6">Calling Methods with self</text:p>
      <text:list xml:id="list2002003366" text:style-name="L7">
        <text:list-item>
          <text:p text:style-name="P25">Using <text:span text:style-name="T6">the </text:span><text:span text:style-name="T1">self</text:span><text:span text:style-name="T6"> keyword, it tells Ruby knows that we're calling a </text:span><text:span text:style-name="T1">setter</text:span><text:span text:style-name="T6"> method, not creating a local variable.</text:span></text:p>
        </text:list-item>
        <text:list-item>
          <text:p text:style-name="P28"><text:span text:style-name="T7">Depending on the context</text:span><text:span text:style-name="T6">, the </text:span><text:span text:style-name="T1">self</text:span><text:span text:style-name="T6"> refers to different things.</text:span></text:p>
          <text:list>
            <text:list-item>
              <text:p text:style-name="P29"><text:soft-page-break/><text:span text:style-name="T6">Using </text:span><text:span text:style-name="T1">self</text:span><text:span text:style-name="T6"> within the class will disambiguate between initializing a local variable and calling a setter method.</text:span></text:p>
            </text:list-item>
            <text:list-item>
              <text:p text:style-name="P30"><text:span text:style-name="T6">Using </text:span><text:span text:style-name="T1">self</text:span><text:span text:style-name="T6"> for class method definitions</text:span></text:p>
              <text:list>
                <text:list-item>
                  <text:p text:style-name="P30"><text:span text:style-name="T6">When </text:span><text:span text:style-name="T1">self</text:span><text:span text:style-name="T6"> is preprended to a method definition, it is defining a class method. </text:span></text:p>
                </text:list-item>
              </text:list>
            </text:list-item>
          </text:list>
        </text:list-item>
        <text:list-item>
          <text:p text:style-name="P30"><text:span text:style-name="T6">From </text:span><text:span text:style-name="T7">within</text:span><text:span text:style-name="T6"> the class, the </text:span><text:span text:style-name="T1">self</text:span><text:span text:style-name="T6"> references the </text:span><text:span text:style-name="T1">calling</text:span><text:span text:style-name="T6"> object.</text:span></text:p>
          <text:list>
            <text:list-item>
              <text:p text:style-name="P30"><text:span text:style-name="T6">Inside of an instance method, it references the instance (object) that called the method. The </text:span><text:span text:style-name="T1">calling </text:span><text:span text:style-name="T6">object.</text:span></text:p>
            </text:list-item>
            <text:list-item>
              <text:p text:style-name="P30"><text:span text:style-name="T6">Outside of an instance method, it references the class and can be used to define </text:span><text:span text:style-name="T1">class</text:span><text:span text:style-name="T6"> methods.</text:span></text:p>
            </text:list-item>
          </text:list>
        </text:list-item>
      </text:list>
      <text:p text:style-name="P26"><text:span text:style-name="T6"/></text:p>
      <text:p text:style-name="P26"><text:span text:style-name="T6"/></text:p>
      <text:p text:style-name="P7"><text:span text:style-name="T6">Class Methods</text:span></text:p>
      <text:list xml:id="list3695937511" text:style-name="L8">
        <text:list-item>
          <text:p text:style-name="P27"><text:span text:style-name="T6">Class methods are methods that can be called directly on the class itself without having to instantiate any objects.</text:span></text:p>
        </text:list-item>
        <text:list-item>
          <text:p text:style-name="P27"><text:span text:style-name="T6">When defining a </text:span><text:span text:style-name="T1">class</text:span><text:span text:style-name="T6"> method, prepend the method name with the </text:span><text:span text:style-name="T1">self</text:span><text:span text:style-name="T6"> reserved word or the class name.</text:span></text:p>
          <text:list>
            <text:list-item>
              <text:p text:style-name="P27"><text:span text:style-name="T6">ex. </text:span><text:span text:style-name="T1"><text:tab/>def self.class_method | def Class.class_method</text:span></text:p>
            </text:list-item>
          </text:list>
        </text:list-item>
        <text:list-item>
          <text:p text:style-name="P31">Calling a <text:span text:style-name="T1">class</text:span> method can be done <text:span text:style-name="T10">by prepending the method with the class name.</text:span></text:p>
          <text:list>
            <text:list-item>
              <text:p text:style-name="P32">ex. <text:span text:style-name="T1">Class.class_method</text:span></text:p>
            </text:list-item>
          </text:list>
        </text:list-item>
      </text:list>
      <text:p text:style-name="P33"><text:span text:style-name="T1"/></text:p>
      <text:p text:style-name="P9">Class Variables</text:p>
      <text:list xml:id="list3218353498" text:style-name="L9">
        <text:list-item>
          <text:p text:style-name="P50">Class variables capture information related to entire classes. These can be used for counting how many objects are created, etc.</text:p>
        </text:list-item>
        <text:list-item>
          <text:p text:style-name="P50">Class variables can be created using two <text:span text:style-name="T8">@@</text:span> symbols prepending the variable name.</text:p>
        </text:list-item>
      </text:list>
      <text:p text:style-name="P51"/>
      <text:p text:style-name="P10">Constants</text:p>
      <text:list xml:id="list2184079400" text:style-name="L10">
        <text:list-item>
          <text:p text:style-name="P52">Constants are variables with data that should never be changed. To create a constant, make the variable name fully capitalized.</text:p>
        </text:list-item>
        <text:list-item>
          <text:p text:style-name="P52">Constants do not need to be initialized as they will never change and can go in the body of the class.</text:p>
        </text:list-item>
      </text:list>
      <text:p text:style-name="P53"/>
      <text:p text:style-name="P11">The <text:span text:style-name="T1">to_s</text:span> Method</text:p>
      <text:list xml:id="list3486981064" text:style-name="L11">
        <text:list-item>
          <text:p text:style-name="P59">The to_s method comes built in to every class in Ruby. However, it can be overridden if a to_s method is customly defined in a class.</text:p>
        </text:list-item>
        <text:list-item>
          <text:p text:style-name="P60">With a custom to_s method, this changes the behavior of <text:span text:style-name="T2">puts</text:span><text:span text:style-name="T11"> method since it invokes to_s to its argument.</text:span></text:p>
        </text:list-item>
      </text:list>
      <text:p text:style-name="P61"/>
      <text:p text:style-name="P61"/>
      <text:p text:style-name="P12">Inheritance</text:p>
      <text:list xml:id="list723618011" text:style-name="L12">
        <text:list-item>
          <text:p text:style-name="P62">Inheritance is when a class <text:span text:style-name="T8">inherits</text:span> behavior from another class. The class inheriting the behavior is called the <text:span text:style-name="T8">subclass. </text:span>The class it inherits it from is called the <text:span text:style-name="T8">superclass</text:span>.</text:p>
        </text:list-item>
        <text:list-item>
          <text:p text:style-name="P63">Class inheritance can be done with the <text:span text:style-name="T8">&lt;</text:span> symbol. This makes all the methods and variables available to the <text:span text:style-name="T8">subclass</text:span>.</text:p>
          <text:list>
            <text:list-item>
              <text:p text:style-name="P63">With class inheritance, it removes duplication of code as it can be generalized.</text:p>
            </text:list-item>
          </text:list>
        </text:list-item>
        <text:list-item>
          <text:p text:style-name="P64">Methods that are defined in the subclass will take precedence over methods that are inherited.</text:p>
          <text:list>
            <text:list-item>
              <text:p text:style-name="P65">It is possible to accidently overwrite a method in the parent class by using identical names for methods.</text:p>
            </text:list-item>
            <text:list-item>
              <text:p text:style-name="P65">To confirm whether an object is an instance of a given class, use <text:span text:style-name="T3">instance_of?</text:span>.</text:p>
            </text:list-item>
          </text:list>
        </text:list-item>
        <text:list-item>
          <text:p text:style-name="P58"><text:span text:style-name="T13">Using the </text:span><text:span text:style-name="T17">super</text:span><text:span text:style-name="T13"> keyword, it tells Ruby to use </text:span><text:span text:style-name="T14">the method that appears earlier in the method lookup path. (i.e the superclass)</text:span></text:p>
          <text:list>
            <text:list-item>
              <text:p text:style-name="P67"><text:span text:style-name="T14">U</text:span><text:span text:style-name="T12">sing the </text:span><text:span text:style-name="T16">super</text:span><text:span text:style-name="T12"> keyword </text:span><text:span text:style-name="T15">with no arguments in the subclass's initialize method will pass the superclass's initialize arguments into the subclass. </text:span></text:p>
            </text:list-item>
            <text:list-item>
              <text:p text:style-name="P68"><text:span text:style-name="T15">T</text:span><text:span text:style-name="T12">here are three ways to call </text:span><text:span text:style-name="T16">super</text:span><text:span text:style-name="T12"> keyword: </text:span><text:span text:style-name="T18">super, super(args), super()</text:span></text:p>
              <text:list>
                <text:list-item>
                  <text:p text:style-name="P69"><text:soft-page-break/><text:span text:style-name="T19">passing </text:span><text:span text:style-name="T18">super</text:span><text:span text:style-name="T19"> by itself will pass the argument into the superclass initialize</text:span></text:p>
                </text:list-item>
                <text:list-item>
                  <text:p text:style-name="P69"><text:span text:style-name="T19">passing </text:span><text:span text:style-name="T18">super(args)</text:span><text:span text:style-name="T19"> will pass the arg into the superclass</text:span></text:p>
                </text:list-item>
                <text:list-item>
                  <text:p text:style-name="P69"><text:span text:style-name="T19">passing </text:span><text:span text:style-name="T18">super</text:span><text:span text:style-name="T19">() will not pass any args into the superclass</text:span></text:p>
                </text:list-item>
              </text:list>
            </text:list-item>
          </text:list>
        </text:list-item>
      </text:list>
      <text:p text:style-name="P70"><text:span text:style-name="T19"/></text:p>
      <text:p text:style-name="P13"><text:span text:style-name="T20">Mixing in Modules</text:span></text:p>
      <text:list xml:id="list1943929028" text:style-name="L13">
        <text:list-item>
          <text:p text:style-name="P34"><text:span text:style-name="T20">Mixing in modules (</text:span><text:span text:style-name="T4">mixins)</text:span><text:span text:style-name="T20"> allow you to share methods across different classes that are mostly different but have a few similiarities. </text:span></text:p>
        </text:list-item>
      </text:list>
      <text:p text:style-name="P35"><text:span text:style-name="T20"/></text:p>
      <text:p text:style-name="P14"><text:span text:style-name="T20">Inheritance vs Modules</text:span></text:p>
      <text:list xml:id="list2232976168" text:style-name="L14">
        <text:list-item>
          <text:p text:style-name="P36"><text:span text:style-name="T20">Class inheritance is the traditional way to think about inheritance: one type inherits the behavior of another type.</text:span></text:p>
        </text:list-item>
        <text:list-item>
          <text:p text:style-name="P36"><text:span text:style-name="T20">The other form is called </text:span><text:span text:style-name="T21">interface inheritance.</text:span><text:span text:style-name="T20"> The class doesn't inherit from another type, but instead inherits the interface provided by the mixin module.</text:span></text:p>
          <text:list>
            <text:list-item>
              <text:p text:style-name="P36"><text:span text:style-name="T20">When to use class inheritance vs mixins:</text:span></text:p>
              <text:list>
                <text:list-item>
                  <text:p text:style-name="P36"><text:span text:style-name="T20">You can only subclass (class inheritance) from one class. </text:span><text:span text:style-name="T22">Mixins have no limit.</text:span></text:p>
                </text:list-item>
                <text:list-item>
                  <text:p text:style-name="P37"><text:span text:style-name="T20">Use class inheritance for a "is-a" relationship. Use mixin for a "has-a" relationship.</text:span></text:p>
                </text:list-item>
                <text:list-item>
                  <text:p text:style-name="P37"><text:span text:style-name="T20">You cannot instantiate modules, and are only used for namespacing and grouping common methods.</text:span></text:p>
                </text:list-item>
              </text:list>
            </text:list-item>
          </text:list>
        </text:list-item>
      </text:list>
      <text:p text:style-name="P38"><text:span text:style-name="T20"/></text:p>
      <text:p text:style-name="P15"><text:span text:style-name="T20">Method Lookup Path</text:span></text:p>
      <text:list xml:id="list2136664482" text:style-name="L15">
        <text:list-item>
          <text:p text:style-name="P39"><text:span text:style-name="T20">Ruby first looks at the class, then the module, then the object of the class, then the Kernal module, and finally the BasicObject class.</text:span></text:p>
        </text:list-item>
        <text:list-item>
          <text:p text:style-name="P39"><text:span text:style-name="T20">Ruby looks at the last module included first. Additionally, all modules included in the superclass will be shown in the method lookup path for an instance of that class.</text:span></text:p>
        </text:list-item>
      </text:list>
      <text:p text:style-name="P40"><text:span text:style-name="T20"/></text:p>
      <text:p text:style-name="P16"><text:span text:style-name="T20">Modules: Namespacing</text:span></text:p>
      <text:list xml:id="list3158232316" text:style-name="L16">
        <text:list-item>
          <text:p text:style-name="P43"><text:span text:style-name="T20">Namespacing means organizing similar classes under a module. Modules can be used to group related classes. Furthermore, it reduces the likelihood of conflicting class names within a codebase.</text:span></text:p>
        </text:list-item>
        <text:list-item>
          <text:p text:style-name="P43"><text:span text:style-name="T20">Classes can be called in a module with two colons &lt; </text:span><text:span text:style-name="T21">:: </text:span><text:span text:style-name="T20">&gt;</text:span><text:span text:style-name="T23">.</text:span></text:p>
        </text:list-item>
      </text:list>
      <text:p text:style-name="P44"><text:span text:style-name="T23"/></text:p>
      <text:list xml:id="list170825362232387" text:continue-numbering="true" text:style-name="L16">
        <text:list-item>
          <text:p text:style-name="P45"><text:span text:style-name="T20">The second use case for modules is a container for methods, called </text:span><text:span text:style-name="T21">module methods</text:span><text:span text:style-name="T20">. This is for methods that don't generally fit anywhere.</text:span></text:p>
          <text:list>
            <text:list-item>
              <text:p text:style-name="P45"><text:span text:style-name="T20">These methods can be called with: </text:span><text:span text:style-name="T4">Module_Name.method_name </text:span><text:span text:style-name="T20">or </text:span><text:span text:style-name="T4">Module_name::method_name</text:span></text:p>
            </text:list-item>
          </text:list>
        </text:list-item>
      </text:list>
      <text:p text:style-name="P66"><text:span text:style-name="T20"/></text:p>
      <text:p text:style-name="P17"><text:span text:style-name="T20">Private, Protected, and Public</text:span></text:p>
      <text:list xml:id="list244167565" text:style-name="L17">
        <text:list-item>
          <text:p text:style-name="P41"><text:span text:style-name="T20">Method Access Control is a concept that exists in a number of programming langauges which is implemented through the use of </text:span><text:span text:style-name="T4">access modifiers</text:span><text:span text:style-name="T20">. The purpose of </text:span><text:span text:style-name="T4">access modifiers</text:span><text:span text:style-name="T20"> allows and restricts access to items.</text:span></text:p>
        </text:list-item>
        <text:list-item>
          <text:p text:style-name="P41"><text:span text:style-name="T20">In Ruby, this is implemented through the use of </text:span><text:span text:style-name="T5">public, private, and protected.</text:span></text:p>
          <text:list>
            <text:list-item>
              <text:p text:style-name="P41"><text:span text:style-name="T20">A </text:span><text:span text:style-name="T5">public</text:span><text:span text:style-name="T20"> method is available to anyone that knows the class name or the object's name. This is defined by the </text:span><text:span text:style-name="T4">public </text:span><text:span text:style-name="T20">keyword where any methods below the keyword will be public.</text:span></text:p>
              <text:list>
                <text:list-item>
                  <text:p text:style-name="P41"><text:span text:style-name="T20">These methods make up the </text:span><text:span text:style-name="T5">class interface</text:span><text:span text:style-name="T20">.</text:span></text:p>
                  <text:p text:style-name="P41"><text:span text:style-name="T20"/></text:p>
                </text:list-item>
              </text:list>
            </text:list-item>
            <text:list-item>
              <text:p text:style-name="P41"><text:span text:style-name="T20">A </text:span><text:span text:style-name="T5">private</text:span><text:span text:style-name="T20"> method is unavailable to the rest of the program. These methods are only available from other methods in the class. This is defined by the </text:span><text:span text:style-name="T4">private</text:span><text:span text:style-name="T20"> keyword and any method below the keyword will be private.</text:span></text:p>
              <text:p text:style-name="P41"><text:soft-page-break/><text:span text:style-name="T20"/></text:p>
            </text:list-item>
            <text:list-item>
              <text:p text:style-name="P41"><text:span text:style-name="T20">A </text:span><text:span text:style-name="T5">protected</text:span><text:span text:style-name="T20"> method acts as a </text:span><text:span text:style-name="T4">public </text:span><text:span text:style-name="T20">method within the class. From outside the class, it acts as a </text:span><text:span text:style-name="T4">private</text:span><text:span text:style-name="T20"> method.</text:span></text:p>
            </text:list-item>
          </text:list>
        </text:list-item>
      </text:list>
      <text:p text:style-name="P42"><text:span text:style-name="T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4" meta:paragraph-count="87" meta:word-count="1297" meta:character-count="7563" meta:non-whitespace-character-count="6415"/>
  </office:meta>
</office:document-meta>
</file>